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ien existence has been confirmed. Samples have been taken from a meteorite to be studied in a lab.</text:p>
      <text:p text:style-name="Standard"/>
      <text:p text:style-name="Standard">Player is scientist working at said lab. Just a normal day at work when suddenly everything goes to shit.</text:p>
      <text:p text:style-name="Standard"/>
      <text:p text:style-name="Standard">Discover other sections' experiments, focused on growth and reproduction of aliens have been going wrong.</text:p>
      <text:p text:style-name="Standard"/>
      <text:p text:style-name="Standard">Some areas have not lights/power so player will need a flashlight, though player could also go without. It will be scarier though.</text:p>
      <text:p text:style-name="Standard"/>
      <text:p text:style-name="Standard">Lab goes into lockdown? Player needs to escape?</text:p>
      <text:p text:style-name="Standard"/>
      <text:p text:style-name="Standard">Player simply needs to escape w/o lockdown?</text:p>
      <text:p text:style-name="Standard"/>
      <text:p text:style-name="Standard">Player finds out how aliens reproduce, but appears immune to it.</text:p>
      <text:p text:style-name="Standard"/>
      <text:p text:style-name="Standard">Plaer finds fellow scientists to help research the immunity and make a cure</text:p>
      <text:p text:style-name="Standard"/>
      <text:p text:style-name="Standard">alien research can split in 2 directions:</text:p>
      <text:p text:style-name="Standard">-"live tissue" to improve biological functions based around xenobiology</text:p>
      <text:p text:style-name="Standard">-dead tissue to create specialized weapons.</text:p>
      <text:p text:style-name="Standard"/>
      <text:p text:style-name="Standard">As player progresses, area gets increasingly infected and aliens grow in number and size etc.</text:p>
      <text:p text:style-name="Standard"/>
      <text:p text:style-name="Standard">Player gets sent to find out what happened to the others</text:p>
      <text:p text:style-name="Standard"/>
      <text:p text:style-name="Standard"><text:span text:style-name="T3">!!!</text:span> player and aliens do <text:span text:style-name="T1">not</text:span> get "stronger", just learn about new mechanics.</text:p>
      <text:p text:style-name="Standard"/>
      <text:p text:style-name="Standard"/>
      <text:p text:style-name="Standard"/>
      <text:p text:style-name="Standard">TL;DR: escape or fix the problem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4M43S</meta:editing-duration>
    <meta:editing-cycles>5</meta:editing-cycles>
    <meta:generator>OpenOffice/4.1.1$Win32 OpenOffice.org_project/411m6$Build-9775</meta:generator>
    <dc:date>2016-11-24T15:25:19.27</dc:date>
    <dc:creator>Quincy Wijnhard</dc:creator>
    <meta:document-statistic meta:table-count="0" meta:image-count="0" meta:object-count="0" meta:page-count="1" meta:paragraph-count="15" meta:word-count="180" meta:character-count="1082"/>
    <meta:user-defined meta:name="Info 1"/>
    <meta:user-defined meta:name="Info 2"/>
    <meta:user-defined meta:name="Info 3"/>
    <meta:user-defined meta:name="Info 4"/>
  </office:meta>
</office:document-meta>
</file>